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18cm" fo:min-width="1.34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cm" svg:height="2.5cm" svg:x="8.3cm" svg:y="1.4cm">
          <text:p text:style-name="P1"><text:span text:style-name="T1">A</text:span><text:span text:style-name="T1">pp</text:span></text:p>
          <text:p text:style-name="P1"><text:span text:style-name="T1">A</text:span><text:span text:style-name="T1">m</text:span><text:span text:style-name="T1">os</text:span><text:span text:style-name="T1">tra</text:span></text:p>
          <text:p text:style-name="P1"><text:span text:style-name="T1">C</text:span><text:span text:style-name="T1">on</text:span><text:span text:style-name="T1">tai</text:span><text:span text:style-name="T1">ne</text:span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8.3cm" svg:y="5cm">
          <text:p text:style-name="P1"><text:span text:style-name="T1">R</text:span><text:span text:style-name="T1">o</text:span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8.4cm" svg:y="8.3cm">
          <text:p text:style-name="P1"><text:span text:style-name="T1">Colu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3.328cm" svg:y="10.51cm">
          <text:p text:style-name="P1"><text:span text:style-name="T1">Ro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13cm" svg:y="10.4cm">
          <text:p text:style-name="P1"><text:span text:style-name="T1">Ro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1.2cm" svg:y="14.1cm">
          <text:p text:style-name="P1"><text:span text:style-name="T1">Bott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4.8cm" svg:y="14cm">
          <text:p text:style-name="P1"><text:span text:style-name="T1">T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11.3cm" svg:y="13.9cm">
          <text:p text:style-name="P1"><text:span text:style-name="T1">Bott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15.2cm" svg:y="13.9cm">
          <text:p text:style-name="P1"><text:span text:style-name="T1">T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2.8cm" svg:y="18.3cm">
          <text:p text:style-name="P1"><text:span text:style-name="T1">Contai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13.4cm" svg:y="18.1cm">
          <text:p text:style-name="P1"><text:span text:style-name="T1">Contai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7cm" svg:y1="4cm" svg:x2="9.7cm" svg:y2="5cm">
          <text:p/>
        </draw:line>
        <draw:line draw:style-name="gr2" draw:text-style-name="P2" draw:layer="layout" svg:x1="9.7cm" svg:y1="7.6cm" svg:x2="9.7cm" svg:y2="8.4cm">
          <text:p/>
        </draw:line>
        <draw:line draw:style-name="gr2" draw:text-style-name="P2" draw:layer="layout" svg:x1="8.4cm" svg:y1="9.6cm" svg:x2="5.8cm" svg:y2="11.4cm">
          <text:p/>
        </draw:line>
        <draw:line draw:style-name="gr2" draw:text-style-name="P2" draw:layer="layout" svg:x1="11.1cm" svg:y1="10cm" svg:x2="13.4cm" svg:y2="11.2cm">
          <text:p/>
        </draw:line>
        <draw:line draw:style-name="gr2" draw:text-style-name="P2" draw:layer="layout" svg:x1="3.7cm" svg:y1="12.7cm" svg:x2="2.7cm" svg:y2="14.3cm">
          <text:p/>
        </draw:line>
        <draw:line draw:style-name="gr2" draw:text-style-name="P2" draw:layer="layout" svg:x1="5.6cm" svg:y1="12.8cm" svg:x2="6.1cm" svg:y2="14cm">
          <text:p/>
        </draw:line>
        <draw:line draw:style-name="gr2" draw:text-style-name="P2" draw:layer="layout" svg:x1="2.5cm" svg:y1="16.7cm" svg:x2="3.9cm" svg:y2="18.3cm">
          <text:p/>
        </draw:line>
        <draw:line draw:style-name="gr2" draw:text-style-name="P2" draw:layer="layout" svg:x1="13.4cm" svg:y1="12.6cm" svg:x2="12.6cm" svg:y2="13.9cm">
          <text:p/>
        </draw:line>
        <draw:line draw:style-name="gr2" draw:text-style-name="P2" draw:layer="layout" svg:x1="15.2cm" svg:y1="12.5cm" svg:x2="16.2cm" svg:y2="14.1cm">
          <text:p/>
        </draw:line>
        <draw:line draw:style-name="gr2" draw:text-style-name="P2" draw:layer="layout" svg:x1="12.7cm" svg:y1="16.5cm" svg:x2="14.1cm" svg:y2="18.3cm">
          <text:p/>
        </draw:line>
        <draw:custom-shape draw:style-name="gr1" draw:text-style-name="P1" draw:layer="layout" svg:width="2.6cm" svg:height="2.5cm" svg:x="2.8cm" svg:y="22.1cm">
          <text:p text:style-name="P1"><text:span text:style-name="T1">Text </text:span><text:span text:style-name="T1">Fie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4.801cm" svg:y="14.001cm">
          <text:p text:style-name="P1"><text:span text:style-name="T1">T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13.4cm" svg:y="22cm">
          <text:p text:style-name="P1"><text:span text:style-name="T1">Text Fie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1cm" svg:y1="20.9cm" svg:x2="4.1cm" svg:y2="22.1cm">
          <text:p/>
        </draw:line>
        <draw:line draw:style-name="gr2" draw:text-style-name="P2" draw:layer="layout" svg:x1="14.8cm" svg:y1="20.7cm" svg:x2="14.8cm" svg:y2="22.2cm">
          <text:p/>
        </draw:line>
        <draw:custom-shape draw:style-name="gr1" draw:text-style-name="P1" draw:layer="layout" svg:width="2.6cm" svg:height="2.5cm" svg:x="8.3cm" svg:y="12cm">
          <text:p text:style-name="P1"><text:span text:style-name="T1">Ro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8.2cm" svg:y="16.4cm">
          <text:p text:style-name="P1"><text:span text:style-name="T1">Bott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7cm" svg:y1="10.9cm" svg:x2="9.7cm" svg:y2="12.1cm">
          <text:p/>
        </draw:line>
        <draw:line draw:style-name="gr2" draw:text-style-name="P2" draw:layer="layout" svg:x1="9.7cm" svg:y1="14.6cm" svg:x2="9.7cm" svg:y2="16.4cm">
          <text:p/>
        </draw:line>
        <draw:custom-shape draw:style-name="gr1" draw:text-style-name="P1" draw:layer="layout" svg:width="2.6cm" svg:height="2.5cm" svg:x="8.1cm" svg:y="20.2cm">
          <text:p text:style-name="P1"><text:span text:style-name="T1">Con</text:span><text:span text:style-name="T1">tain</text:span><text:span text:style-name="T1">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5cm" svg:y1="19cm" svg:x2="9.5cm" svg:y2="20.3cm">
          <text:p/>
        </draw:line>
        <draw:custom-shape draw:style-name="gr1" draw:text-style-name="P1" draw:layer="layout" svg:width="2.6cm" svg:height="2.5cm" svg:x="8.1cm" svg:y="24.1cm">
          <text:p text:style-name="P1"><text:span text:style-name="T1">Text Fie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5cm" svg:y1="22.9cm" svg:x2="9.5cm" svg:y2="24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1:16:52.483049327</meta:creation-date>
    <dc:date>2022-04-19T14:43:14.347970058</dc:date>
    <meta:editing-duration>PT1H2M1S</meta:editing-duration>
    <meta:editing-cycles>6</meta:editing-cycles>
    <meta:generator>LibreOffice/6.4.7.2$Linux_X86_64 LibreOffice_project/40$Build-2</meta:generator>
    <meta:document-statistic meta:object-count="34"/>
  </office:meta>
</office:document-meta>
</file>